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25-01-23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24-02-05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23-02-07 0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22-01-31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21-02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20-01-14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19-01-24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18-01-04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17-01-19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16-01-2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15-01-13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046</text:p>
          </table:table-cell>
          <table:table-cell office:value-type="string" calcext:value-type="string">
            <text:p>2014-08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